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24-09-17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243528" calcext:value-type="float">
            <text:p>156.2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23-09-29 0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908504" calcext:value-type="float">
            <text:p>154.9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22-09-27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55776" calcext:value-type="float">
            <text:p>153.6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21-09-14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87936" calcext:value-type="float">
            <text:p>151.88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664" calcext:value-type="float">
            <text:p>150.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9208" calcext:value-type="float">
            <text:p>149.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5784" calcext:value-type="float">
            <text:p>150.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3488" calcext:value-type="float">
            <text:p>149.5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8248" calcext:value-type="float">
            <text:p>149.3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0336" calcext:value-type="float">
            <text:p>148.8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328" calcext:value-type="float">
            <text:p>148.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944" calcext:value-type="float">
            <text:p>147.9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8416" calcext:value-type="float">
            <text:p>147.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612" calcext:value-type="float">
            <text:p>146.7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8688" calcext:value-type="float">
            <text:p>146.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4304" calcext:value-type="float">
            <text:p>146.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12688" calcext:value-type="float">
            <text:p>145.71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8104" calcext:value-type="float">
            <text:p>145.4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16576" calcext:value-type="float">
            <text:p>144.81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8376" calcext:value-type="float">
            <text:p>144.3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66768" calcext:value-type="float">
            <text:p>144.06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0464" calcext:value-type="float">
            <text:p>143.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95624" calcext:value-type="float">
            <text:p>143.29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9024" calcext:value-type="float">
            <text:p>142.8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56256" calcext:value-type="float">
            <text:p>142.2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9296" calcext:value-type="float">
            <text:p>141.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91336" calcext:value-type="float">
            <text:p>140.99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7856" calcext:value-type="float">
            <text:p>140.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5664" calcext:value-type="float">
            <text:p>140.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7376" calcext:value-type="float">
            <text:p>140.5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5184" calcext:value-type="float">
            <text:p>140.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3848" calcext:value-type="float">
            <text:p>140.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69672" calcext:value-type="float">
            <text:p>139.86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52808" calcext:value-type="float">
            <text:p>139.05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33352" calcext:value-type="float">
            <text:p>138.83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7544" calcext:value-type="float">
            <text:p>138.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23624" calcext:value-type="float">
            <text:p>138.72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17528" calcext:value-type="float">
            <text:p>138.71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10848" calcext:value-type="float">
            <text:p>138.61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37696" calcext:value-type="float">
            <text:p>138.53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31016" calcext:value-type="float">
            <text:p>138.43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04168" calcext:value-type="float">
            <text:p>138.50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54816" calcext:value-type="float">
            <text:p>138.35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42624" calcext:value-type="float">
            <text:p>138.34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73104" calcext:value-type="float">
            <text:p>138.37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21288" calcext:value-type="float">
            <text:p>138.32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09096" calcext:value-type="float">
            <text:p>138.30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1824" calcext:value-type="float">
            <text:p>138.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96904" calcext:value-type="float">
            <text:p>138.29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21288" calcext:value-type="float">
            <text:p>138.32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30432" calcext:value-type="float">
            <text:p>138.33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5728" calcext:value-type="float">
            <text:p>138.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45088" calcext:value-type="float">
            <text:p>138.24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08512" calcext:value-type="float">
            <text:p>138.20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20704" calcext:value-type="float">
            <text:p>138.22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98784" calcext:value-type="float">
            <text:p>138.09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56696" calcext:value-type="float">
            <text:p>138.15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506" calcext:value-type="float">
            <text:p>138.15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38408" calcext:value-type="float">
            <text:p>138.13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07928" calcext:value-type="float">
            <text:p>138.10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14024" calcext:value-type="float">
            <text:p>138.11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14024" calcext:value-type="float">
            <text:p>138.11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86592" calcext:value-type="float">
            <text:p>138.08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40872" calcext:value-type="float">
            <text:p>138.04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34776" calcext:value-type="float">
            <text:p>138.03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07344" calcext:value-type="float">
            <text:p>138.00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2868" calcext:value-type="float">
            <text:p>138.02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73816" calcext:value-type="float">
            <text:p>137.97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982" calcext:value-type="float">
            <text:p>137.9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92104" calcext:value-type="float">
            <text:p>137.99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8296" calcext:value-type="float">
            <text:p>137.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982" calcext:value-type="float">
            <text:p>137.9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04296" calcext:value-type="float">
            <text:p>138.00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68304" calcext:value-type="float">
            <text:p>138.06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89056" calcext:value-type="float">
            <text:p>137.98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3724" calcext:value-type="float">
            <text:p>137.93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79912" calcext:value-type="float">
            <text:p>137.97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07344" calcext:value-type="float">
            <text:p>138.00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01248" calcext:value-type="float">
            <text:p>138.00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10392" calcext:value-type="float">
            <text:p>138.01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19536" calcext:value-type="float">
            <text:p>138.01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92104" calcext:value-type="float">
            <text:p>137.99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86008" calcext:value-type="float">
            <text:p>137.98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88472" calcext:value-type="float">
            <text:p>137.88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58576" calcext:value-type="float">
            <text:p>137.95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07344" calcext:value-type="float">
            <text:p>138.00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07344" calcext:value-type="float">
            <text:p>138.00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64672" calcext:value-type="float">
            <text:p>137.96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79912" calcext:value-type="float">
            <text:p>137.97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40288" calcext:value-type="float">
            <text:p>137.94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79912" calcext:value-type="float">
            <text:p>137.97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3724" calcext:value-type="float">
            <text:p>137.93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31144" calcext:value-type="float">
            <text:p>137.93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34192" calcext:value-type="float">
            <text:p>137.93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86008" calcext:value-type="float">
            <text:p>137.98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79912" calcext:value-type="float">
            <text:p>137.97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55528" calcext:value-type="float">
            <text:p>137.95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70768" calcext:value-type="float">
            <text:p>137.97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71352" calcext:value-type="float">
            <text:p>138.07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56112" calcext:value-type="float">
            <text:p>138.05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83544" calcext:value-type="float">
            <text:p>138.08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37824" calcext:value-type="float">
            <text:p>138.03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3536" calcext:value-type="float">
            <text:p>138.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0488" calcext:value-type="float">
            <text:p>138.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65256" calcext:value-type="float">
            <text:p>138.06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16488" calcext:value-type="float">
            <text:p>138.01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03534" calcext:value-type="float">
            <text:p>138.003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95152" calcext:value-type="float">
            <text:p>137.99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70768" calcext:value-type="float">
            <text:p>137.97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56112" calcext:value-type="float">
            <text:p>138.05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76864" calcext:value-type="float">
            <text:p>137.97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58576" calcext:value-type="float">
            <text:p>137.95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29696" calcext:value-type="float">
            <text:p>138.02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16488" calcext:value-type="float">
            <text:p>138.01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11408" calcext:value-type="float">
            <text:p>138.01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61624" calcext:value-type="float">
            <text:p>137.96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50016" calcext:value-type="float">
            <text:p>138.05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5916" calcext:value-type="float">
            <text:p>138.05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252" calcext:value-type="float">
            <text:p>138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87176" calcext:value-type="float">
            <text:p>138.18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02416" calcext:value-type="float">
            <text:p>138.20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02416" calcext:value-type="float">
            <text:p>138.20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74984" calcext:value-type="float">
            <text:p>138.17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38992" calcext:value-type="float">
            <text:p>138.23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82096" calcext:value-type="float">
            <text:p>138.18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02416" calcext:value-type="float">
            <text:p>138.20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29848" calcext:value-type="float">
            <text:p>138.22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54232" calcext:value-type="float">
            <text:p>138.25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32896" calcext:value-type="float">
            <text:p>138.23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23752" calcext:value-type="float">
            <text:p>138.22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89208" calcext:value-type="float">
            <text:p>138.1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09096" calcext:value-type="float">
            <text:p>138.30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54232" calcext:value-type="float">
            <text:p>138.25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45088" calcext:value-type="float">
            <text:p>138.24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66424" calcext:value-type="float">
            <text:p>138.26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69472" calcext:value-type="float">
            <text:p>138.26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8776" calcext:value-type="float">
            <text:p>138.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5728" calcext:value-type="float">
            <text:p>138.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75568" calcext:value-type="float">
            <text:p>138.27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1156" calcext:value-type="float">
            <text:p>138.21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38992" calcext:value-type="float">
            <text:p>138.23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75568" calcext:value-type="float">
            <text:p>138.27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12144" calcext:value-type="float">
            <text:p>138.31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06048" calcext:value-type="float">
            <text:p>138.30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69472" calcext:value-type="float">
            <text:p>138.26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03" calcext:value-type="float">
            <text:p>138.3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69472" calcext:value-type="float">
            <text:p>138.26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63376" calcext:value-type="float">
            <text:p>138.26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03" calcext:value-type="float">
            <text:p>138.3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90808" calcext:value-type="float">
            <text:p>138.29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96904" calcext:value-type="float">
            <text:p>138.29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21288" calcext:value-type="float">
            <text:p>138.32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45672" calcext:value-type="float">
            <text:p>138.34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96904" calcext:value-type="float">
            <text:p>138.29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84712" calcext:value-type="float">
            <text:p>138.28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0968" calcext:value-type="float">
            <text:p>138.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67008" calcext:value-type="float">
            <text:p>138.36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88344" calcext:value-type="float">
            <text:p>138.38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45672" calcext:value-type="float">
            <text:p>138.34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531094203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39576" calcext:value-type="float">
            <text:p>138.33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36" meta:object-count="0"/>
    <meta:user-defined meta:name="AppVersion">3.0</meta:user-defined>
  </office:meta>
</office:document-meta>
</file>